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letter-spacing="normal" fo:font-style="normal" fo:font-weight="normal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font-name="Courier 10 Pitch" fo:font-size="12pt" fo:letter-spacing="normal" fo:font-style="normal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font-name="Courier New" fo:letter-spacing="normal" fo:font-style="normal" fo:font-weight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Courier New" fo:letter-spacing="normal" fo:font-style="normal" fo:font-weight="normal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Courier New" fo:letter-spacing="normal" fo:font-style="normal" fo:font-weight="bol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Courier New" fo:font-size="12pt" fo:letter-spacing="normal" fo:font-style="normal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font-name="Courier New" fo:font-size="12pt" fo:letter-spacing="normal" fo:font-style="normal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gic for Applications</text:p>
      <text:p text:style-name="P2">(Ch 6) P 118: 1, 12a, 15 <text:line-break/>(Ch 7) P 125: 1, 6</text:p>
      <text:p text:style-name="P6"/>
      <text:p text:style-name="P8">1.</text:p>
      <text:p text:style-name="P7"><text:tab/><text:tab/>F((Ex)(p(x) v q(x)) &lt;-&gt; (Ex)p(x) v (Ex)q(x))</text:p>
      <text:p text:style-name="P7"><text:tab/><text:tab/><text:tab/><text:tab/><text:tab/><text:tab/>/<text:tab/>\</text:p>
      <text:p text:style-name="P7"><text:tab/><text:tab/>T((Ex)(p(x) v q(x))<text:tab/><text:tab/>F((Ex)(p(x) v q(x))<text:tab/></text:p>
      <text:p text:style-name="P7"><text:tab/><text:tab/><text:tab/>|<text:tab/><text:tab/><text:tab/><text:tab/><text:tab/>|</text:p>
      <text:p text:style-name="P7"><text:tab/><text:tab/>F((Ex)p(x) v (Ex)q(x))<text:tab/>T((Ex)p(x) v (Ex)q(x))</text:p>
      <text:p text:style-name="P7"><text:tab/><text:tab/><text:tab/>|<text:tab/><text:tab/><text:tab/><text:tab/><text:tab/>/<text:tab/><text:tab/><text:tab/>\</text:p>
      <text:p text:style-name="P7"><text:tab/><text:tab/>F((Ex)p(x))<text:tab/><text:tab/><text:tab/>T((Ex)p(x))<text:tab/><text:tab/>T((Ex)q(x))</text:p>
      <text:p text:style-name="P7"><text:tab/><text:tab/><text:tab/>|<text:tab/><text:tab/><text:tab/><text:tab/> <text:s/><text:tab/>|<text:tab/><text:tab/><text:tab/> |</text:p>
      <text:p text:style-name="P7"><text:tab/><text:tab/>F((Ex)q(x))<text:tab/><text:tab/><text:tab/>T(p(t))<text:tab/><text:tab/><text:tab/>T(q(t))</text:p>
      <text:p text:style-name="P7"><text:tab/><text:tab/><text:tab/>|<text:tab/><text:tab/><text:tab/><text:tab/><text:tab/>|<text:tab/><text:tab/><text:tab/> |</text:p>
      <text:p text:style-name="P7"><text:tab/><text:tab/>F(q(t)) <text:tab/><text:tab/>F((Ex)(p(x) v q(x))<text:tab/> <text:s text:c="3"/>F((Ex)(p(x) v q(x))</text:p>
      <text:p text:style-name="P7"><text:span text:style-name="T1"><text:tab/><text:tab/><text:tab/></text:span><text:span text:style-name="T2">|<text:tab/><text:tab/><text:tab/><text:tab/><text:tab/>|<text:tab/><text:tab/><text:tab/> |</text:span></text:p>
      <text:p text:style-name="P9"><text:tab/><text:tab/>F((Ex)p(x))<text:tab/><text:tab/>F(p(t) v q(t))<text:tab/><text:tab/>F(p(t) v q(t))</text:p>
      <text:p text:style-name="P9"><text:tab/><text:tab/><text:tab/>|<text:tab/><text:tab/><text:tab/><text:tab/><text:tab/>|<text:tab/><text:tab/><text:tab/> |</text:p>
      <text:p text:style-name="P9"><text:tab/><text:tab/>F(p(t))<text:tab/><text:tab/><text:tab/><text:tab/> <text:s/>F(p(t))<text:tab/><text:tab/><text:tab/>F(p(t))</text:p>
      <text:p text:style-name="P9"><text:tab/><text:tab/><text:tab/>|<text:tab/><text:tab/><text:tab/><text:tab/><text:tab/>|<text:tab/><text:tab/><text:tab/> |</text:p>
      <text:p text:style-name="P9"><text:tab/><text:tab/>T((Ex)(p(x) v q(x))<text:tab/><text:tab/> <text:s/>F(q(t))<text:tab/><text:tab/><text:tab/>F(q(t))</text:p>
      <text:p text:style-name="P9"><text:tab/><text:tab/><text:tab/>|<text:tab/><text:tab/><text:tab/><text:tab/><text:tab/>|<text:tab/><text:tab/><text:tab/> |</text:p>
      <text:p text:style-name="P9"><text:tab/><text:tab/>T(p(c1) v q(c1)) <text:tab/><text:tab/><text:tab/>X<text:tab/><text:tab/><text:tab/> X</text:p>
      <text:p text:style-name="P9"><text:tab/><text:tab/>/<text:tab/><text:tab/>\</text:p>
      <text:p text:style-name="P9"><text:tab/>T(p(c1))<text:tab/><text:tab/>T(q(c1))</text:p>
      <text:p text:style-name="P9"><text:tab/> <text:s text:c="2"/>|<text:tab/><text:tab/><text:tab/> |<text:line-break/><text:tab/> <text:s text:c="2"/>X<text:tab/><text:tab/><text:tab/> X</text:p>
      <text:p text:style-name="P9"/>
      <text:p text:style-name="P10">12.</text:p>
      <text:p text:style-name="P10">(a)</text:p>
      <text:p text:style-name="P9"><text:tab/><text:tab/>F (AxEy~Az. P(x,y,z) &lt;-&gt; AxEyEz. ~p(x,y,z))</text:p>
      <text:p text:style-name="P9"><text:tab/><text:tab/><text:tab/><text:tab/><text:tab/>/<text:tab/><text:tab/>\</text:p>
      <text:p text:style-name="P9"><text:tab/><text:tab/>T(AxEy~Az. P(x,y,z))<text:tab/>F(AxEyEz. ~p(x,y,z))</text:p>
      <text:p text:style-name="P9"><text:tab/><text:tab/><text:tab/><text:tab/> <text:s text:c="3"/>|<text:tab/><text:tab/> |</text:p>
      <text:p text:style-name="P9"><text:tab/><text:tab/>F(AxEyEz. ~p(x,y,z))<text:tab/>T(AxEy~Az. P(x,y,z))</text:p>
      <text:p text:style-name="P9"><text:tab/><text:tab/><text:tab/><text:tab/> <text:s text:c="3"/>|<text:tab/><text:tab/> |</text:p>
      <text:p text:style-name="P9"><text:tab/><text:tab/>F(EyEz. ~p(c1,y,z))<text:tab/><text:tab/>T(Ey~Az. P(t,y,z))</text:p>
      <text:p text:style-name="P9"><text:tab/><text:tab/><text:tab/><text:tab/><text:tab/>|<text:tab/><text:tab/> |</text:p>
      <text:p text:style-name="P9"><text:tab/><text:tab/>F(Ez. ~p(c1,t,z))<text:tab/><text:tab/>T(~Az. P(t,c1,z))</text:p>
      <text:p text:style-name="P9"><text:tab/><text:tab/><text:tab/><text:tab/><text:tab/>|<text:tab/><text:tab/> |</text:p>
      <text:p text:style-name="P9"><text:tab/><text:tab/><text:tab/>F(~p(c1,t,t'))<text:tab/><text:tab/>F(Az. P(t,c1,z))</text:p>
      <text:p text:style-name="P9"><text:tab/><text:tab/><text:tab/><text:tab/><text:tab/>|<text:tab/><text:tab/> |</text:p>
      <text:p text:style-name="P9"><text:tab/><text:tab/><text:tab/>T(p(c1,t,t'))<text:tab/><text:tab/>F(P(t,c1,c2))</text:p>
      <text:p text:style-name="P9"><text:tab/><text:tab/><text:tab/><text:tab/><text:tab/>|<text:tab/><text:tab/> |</text:p>
      <text:p text:style-name="P9"><text:tab/><text:tab/>T(AxEy~Az. P(x,y,z))<text:tab/>F(AxEyEz. ~p(x,y,z))</text:p>
      <text:p text:style-name="P9"><text:tab/><text:tab/><text:tab/><text:tab/> <text:tab/>|<text:tab/><text:tab/> |</text:p>
      <text:p text:style-name="P9"><text:soft-page-break/><text:tab/><text:tab/>T(Ey~Az. P(t,y,z))<text:tab/><text:tab/>F(EyEz. ~p(c3,y,z))</text:p>
      <text:p text:style-name="P9"><text:tab/><text:tab/><text:tab/><text:tab/><text:tab/>|<text:tab/><text:tab/> |</text:p>
      <text:p text:style-name="P9"><text:tab/><text:tab/>T(~Az. P(t,c2,z))<text:tab/><text:tab/>F(Ez. ~p(c3,t,z))</text:p>
      <text:p text:style-name="P9"><text:tab/><text:tab/><text:tab/><text:tab/><text:tab/>|<text:tab/><text:tab/> |</text:p>
      <text:p text:style-name="P9"><text:tab/><text:tab/>F(Az. P(t,c2,z))<text:tab/><text:tab/>F(~p(c3,t,t'))</text:p>
      <text:p text:style-name="P9"><text:tab/><text:tab/><text:tab/><text:tab/><text:tab/>|<text:tab/><text:tab/> |</text:p>
      <text:p text:style-name="P9"><text:tab/><text:tab/><text:tab/>F(P(t,c2,c3))<text:tab/><text:tab/>T(p(c3,t,t'))</text:p>
      <text:p text:style-name="P9"><text:tab/><text:tab/><text:tab/><text:tab/><text:tab/>|<text:tab/><text:tab/> |</text:p>
      <text:p text:style-name="P9"><text:tab/><text:tab/><text:tab/><text:tab/><text:tab/>X<text:tab/><text:tab/> X</text:p>
      <text:p text:style-name="P9"/>
      <text:p text:style-name="P10">15.</text:p>
      <text:p text:style-name="P9">Is prop 6.10 saying that if we have a non-contradictory entry, we extend it to n+1 levels, its entry becomes reduced? How?</text:p>
      <text:p text:style-name="P9"><text:tab/>tk</text:p>
      <text:p text:style-name="P9"><text:tab/> <text:s/>\</text:p>
      <text:p text:style-name="P9"><text:tab/> <text:s text:c="2"/>TP(c0,c0)</text:p>
      <text:p text:style-name="P9"><text:tab/><text:tab/><text:tab/>\<text:tab/></text:p>
      <text:p text:style-name="P9"><text:tab/><text:tab/><text:tab/>T(Ax)R(x,x)</text:p>
      <text:p text:style-name="P9"><text:tab/><text:tab/><text:tab/><text:tab/>\</text:p>
      <text:p text:style-name="P9"><text:tab/><text:tab/><text:tab/><text:tab/>TR(t1,t1)</text:p>
      <text:p text:style-name="P9"><text:tab/><text:tab/><text:tab/><text:tab/><text:tab/>|</text:p>
      <text:p text:style-name="P9"><text:tab/><text:tab/><text:tab/><text:tab/>T(Ax)R(x,x)</text:p>
      <text:p text:style-name="P9"><text:tab/><text:tab/><text:tab/><text:tab/><text:tab/>|</text:p>
      <text:p text:style-name="P9"><text:tab/><text:tab/><text:tab/><text:tab/>TR(t2,t2)</text:p>
      <text:p text:style-name="P9"><text:tab/><text:tab/><text:tab/><text:tab/><text:tab/>|</text:p>
      <text:p text:style-name="P9"><text:tab/><text:tab/><text:tab/><text:tab/>T(Ax)R(x,x)</text:p>
      <text:p text:style-name="P9"><text:tab/><text:tab/><text:tab/><text:tab/><text:tab/>|</text:p>
      <text:p text:style-name="P9"><text:tab/><text:tab/><text:tab/><text:tab/>TR(t3,t3)</text:p>
      <text:p text:style-name="P3"/>
      <text:p text:style-name="P4">Ch. 7</text:p>
      <text:p text:style-name="P4">1.</text:p>
      <text:p text:style-name="P5">-&gt;</text:p>
      <text:p text:style-name="P5">For all means that we can take any term n in our language and use them for the parameters in the functions and predicates in our scope (p 85) for all structures. If we extend L to include new constants c1, c2... cn, then the forall will encompass them as well.</text:p>
      <text:p text:style-name="P5"/>
      <text:p text:style-name="P5">&lt;-</text:p>
      <text:p text:style-name="P5">The constants c1, c2 .. cn were not in the structure L, so they extend L. Again, the forall quantifier refers to any term in <text:span text:style-name="T3">any</text:span><text:span text:style-name="T4"> structure, so that c1, c2 .. cn are included within that quantifier. </text:span></text:p>
      <text:p text:style-name="P5"/>
      <text:p text:style-name="P4">6.</text:p>
      <text:p text:style-name="P5">By 7.8, the soundness and completeness theorems, we know (i) and (iii) to be equivalent. We also know (ii) and (iv) to be equivalent. <text:tab/>We must then prove that (i) and (ii) are equivalent, as well as (iii) and (iv). Semantically sigma |= phi states that on the truth of all the premises in sigma, then phi must be true. |= &amp;sigma -&gt; phi states that if we take the conjunction of all the formulas in sigma, then phi will then be true. If &amp;sigma is false, then the implication is still trivially true, so it is a tautology. The statement sigma |- phi is the syntactic version and means that we have an atomic tableau proof of phi <text:soft-page-break/>with every formula of sigma added as an atomic tableau to the tree. |- &amp;sigma -&gt; phi means that we again make a tableau proof and add each conjunction in sigma. According to 6.2b, each conjunctive formula that we add is added in the same way as we did the formulas in sigma |- ph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pm1">
      <style:header>
        <text:p text:style-name="Header">J Bolton<text:tab/><text:tab/>Set 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jb</meta:initial-creator>
    <meta:creation-date>2011-01-30T22:35:37</meta:creation-date>
    <dc:date>2011-03-20T18:22:16</dc:date>
    <meta:editing-cycles>31</meta:editing-cycles>
    <meta:editing-duration>PT4H13M1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8" meta:word-count="616" meta:character-count="2911"/>
  </office:meta>
</office:document-meta>
</file>